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Sans" svg:font-family="'Fira Sans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fc1" officeooo:paragraph-rsid="0003cfc1"/>
    </style:style>
    <style:style style:name="P2" style:family="paragraph" style:parent-style-name="Standard">
      <style:text-properties fo:font-weight="bold" officeooo:rsid="0003cfc1" officeooo:paragraph-rsid="0003cfc1" style:font-weight-asian="bold" style:font-weight-complex="bold"/>
    </style:style>
    <style:style style:name="P3" style:family="paragraph" style:parent-style-name="Standard">
      <style:text-properties fo:font-size="18pt" fo:font-weight="bold" officeooo:rsid="0003cfc1" officeooo:paragraph-rsid="0003cfc1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font-weight="bold" officeooo:rsid="0003cfc1" officeooo:paragraph-rsid="0003cfc1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variant="normal" fo:text-transform="none" fo:color="#002c4c" style:font-name="Fira Sans" fo:font-size="14pt" fo:letter-spacing="normal" fo:font-style="normal" fo:font-weight="normal" officeooo:rsid="0003cfc1" officeooo:paragraph-rsid="0003cfc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/>
      <style:text-properties fo:font-variant="normal" fo:text-transform="none" fo:color="#000000" style:font-name="Fira Sans" fo:font-size="14pt" fo:letter-spacing="normal" fo:font-style="normal" fo:font-weight="normal" style:font-size-asian="14pt" style:font-size-complex="14pt"/>
    </style:style>
    <style:style style:name="P7" style:family="paragraph" style:parent-style-name="Text_20_body" style:list-style-name="L1">
      <style:paragraph-properties fo:margin-top="0cm" fo:margin-bottom="0.318cm" loext:contextual-spacing="false" fo:orphans="2" fo:widows="2"/>
      <style:text-properties fo:font-variant="normal" fo:text-transform="none" fo:color="#002c4c" style:font-name="Fira Sans" fo:font-size="14pt" fo:letter-spacing="normal" fo:font-style="normal" fo:font-weight="normal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enschutz Bremen und Bremerhaven:</text:p>
      <text:p text:style-name="P1"/>
      <text:p text:style-name="P1"/>
      <text:p text:style-name="P4">Ihre Rechte als Nutzerinnen und Nutzer:</text:p>
      <text:p text:style-name="P1"/>
      <text:p text:style-name="P1"/>
      <text:p text:style-name="P5">Gemäß den Bestimmungen der Datenschutz-Grundverordnung (DSGVO) haben Sie als Nutzerin und Nutzer bestimmte Rechte, die sich aus den Artikeln der DSGVO ergeben.</text:p>
      <text:list xml:id="list7109894184123185211" text:style-name="L1">
        <text:list-item>
          <text:p text:style-name="P7">Auskunftsrecht (Art. 15 DSGVO)</text:p>
        </text:list-item>
        <text:list-item>
          <text:p text:style-name="P7">Recht auf Berichtigung (Art. 16 DSVGO)</text:p>
        </text:list-item>
        <text:list-item>
          <text:p text:style-name="P7">Recht auf Löschung (Art. 17 DSGVO)</text:p>
        </text:list-item>
        <text:list-item>
          <text:p text:style-name="P7">Recht auf Einschränkung der Verarbeitung (Art. 18f. DSGVO)</text:p>
        </text:list-item>
        <text:list-item>
          <text:p text:style-name="P7">Recht auf Datenübertragbarkeit (Art. 20 DSGVO)</text:p>
        </text:list-item>
        <text:list-item>
          <text:p text:style-name="P7">Widerspruchsrecht (Art. 21 DSGVO)</text:p>
        </text:list-item>
        <text:list-item>
          <text:p text:style-name="P7">Beschwerderecht bei einer Aufsichtsbehörde (Art.77 DSGVO)</text:p>
        </text:list-item>
      </text:list>
      <text:p text:style-name="P6">In Bremen ist die zuständige Aufsichtsbehörde die Landesbeauftragte für Datenschutz und Informationsfreiheit der Freien Hansestadt Bremen, Arndtstraße 1, 27570 Bremerhaven.</text:p>
      <text:p text:style-name="P1"/>
      <text:p text:style-name="P1"/>
      <text:p text:style-name="P2"><text:span text:style-name="T1">Quelle</text:span>:</text:p>
      <text:p text:style-name="P2"/>
      <text:p text:style-name="P2"/>
      <text:p text:style-name="P2">https://www.bremerhaven.de/de/datenschutzerklaerung.5569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Sans" svg:font-family="'Fira Sans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56:14.762000000</meta:creation-date>
    <dc:date>2018-09-14T11:59:26.803000000</dc:date>
    <meta:editing-duration>PT3M12S</meta:editing-duration>
    <meta:editing-cycles>1</meta:editing-cycles>
    <meta:document-statistic meta:table-count="0" meta:image-count="0" meta:object-count="0" meta:page-count="1" meta:paragraph-count="13" meta:word-count="101" meta:character-count="776" meta:non-whitespace-character-count="695"/>
    <meta:generator>LibreOffice/5.2.0.4$Windows_x86 LibreOffice_project/066b007f5ebcc236395c7d282ba488bca6720265</meta:generator>
  </office:meta>
</office:document-meta>
</file>